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01cm" fo:min-width="1.782cm"/>
    </style:style>
    <style:style style:name="gr4" style:family="graphic" style:parent-style-name="standard">
      <style:graphic-properties draw:textarea-horizontal-align="justify" draw:textarea-vertical-align="middle" draw:auto-grow-height="false" fo:min-height="0.821cm" fo:min-width="2.522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3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399cm" svg:height="3.2cm" svg:x="12cm" svg:y="9.1cm">
          <text:p text:style-name="P1">Tok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2cm" svg:y1="10.7cm" svg:x2="7.895cm" svg:y2="14.657cm" draw:start-shape="id1" draw:start-glue-point="5" svg:d="M12000 10700h-2303v3957h-1802" svg:viewBox="0 0 4106 3958">
          <text:p text:style-name="P1">Si<text:tab/></text:p>
        </draw:connector>
        <draw:connector draw:style-name="gr2" draw:text-style-name="P1" draw:layer="layout" svg:x1="16.399cm" svg:y1="10.7cm" svg:x2="19.794cm" svg:y2="14.695cm" draw:start-shape="id1" draw:start-glue-point="7" svg:d="M16399 10700h1948v3995h1447" svg:viewBox="0 0 3396 3996">
          <text:p text:style-name="P1">No</text:p>
        </draw:connector>
        <draw:custom-shape draw:style-name="gr3" draw:text-style-name="P1" xml:id="id2" draw:id="id2" draw:layer="layout" svg:width="3.226cm" svg:height="2.899cm" draw:transform="skewX (0.00890117918517108) rotate (0.00907571211037051) translate (12.374cm 1cm)">
          <text:p text:style-name="P1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4.8cm" svg:height="1.7cm" svg:x="11.6cm" svg:y="5.4cm">
          <text:p text:style-name="P1">API /pos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4.2cm" svg:height="1.5cm" svg:x="18.4cm" svg:y="6.6cm">
          <text:p text:style-name="P2">Passpo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987cm" svg:y1="3.885cm" svg:x2="14cm" svg:y2="5.4cm" draw:start-shape="id2" draw:start-glue-point="8" draw:end-shape="id3" draw:end-glue-point="5" svg:d="M13987 3885v757h13v758" svg:viewBox="0 0 14 1516">
          <text:p text:style-name="P1">Consulta<text:tab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7T23:46:03.775103631</meta:creation-date>
    <dc:date>2022-10-18T01:05:46.774078335</dc:date>
    <meta:editing-duration>PT49M2S</meta:editing-duration>
    <meta:editing-cycles>1</meta:editing-cycles>
    <meta:document-statistic meta:object-count="7"/>
    <meta:generator>LibreOffice/6.1.5.2$Linux_X86_64 LibreOffice_project/10$Build-2</meta:generator>
  </office:meta>
</office:document-meta>
</file>